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language="ru" fo:country="RU"/>
    </style:style>
    <style:style style:name="P30" style:parent-style-name="TableContents" style:family="paragraph">
      <style:text-properties fo:language="ru" fo:country="RU"/>
    </style:style>
    <style:style style:name="P31" style:parent-style-name="TableContents" style:family="paragraph">
      <style:text-properties fo:language="ru" fo:country="RU"/>
    </style:style>
    <style:style style:name="P32" style:parent-style-name="TableContents" style:family="paragraph">
      <style:text-properties fo:language="ru" fo:country="RU"/>
    </style:style>
    <style:style style:name="P33" style:parent-style-name="TableContents" style:family="paragraph">
      <style:text-properties fo:language="ru" fo:country="RU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P14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инельников Михаил Михайл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Это изменение поведения метода, то есть его реализации.</text:span>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Анонимные, внутренние, вложенные (статические), классы внутри функций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P29">Для<text:s/>классом<text:s/>-<text:s/>предотвращение наследования,</text:p>
            <text:p text:style-name="P30">Для<text:s/>метода -<text:s/>предотвращение переопределения, <text:s/></text:p>
            <text:p text:style-name="P31">Для<text:s/>примитивов - запрет<text:s/>изменения<text:s/>по значению,</text:p>
            <text:p text:style-name="P32">Для переменных ссылочного типа (не примитивов) – запрет изменения ссылки.<text:s/><text:s/></text:p>
            <text:p text:style-name="P33">Для аргумента функции – аналогично выше двум, но касаемо тела функции.</text:p>
          </table:table-cell>
        </table:table-row>
        <table:table-row table:style-name="TableRow34">
          <table:table-cell table:style-name="TableCell35">
            <text:p text:style-name="TableContents"><text:span text:style-name="T36">Какие есть варианты использования ключевого слова<text:s/></text:span>try<text:span text:style-name="T37">?</text:span></text:p>
          </table:table-cell>
          <table:table-cell table:style-name="TableCell38">
            <text:p text:style-name="TableContents"><text:span text:style-name="T39">Стандартный</text:span><text:s/>try-catch-finally.<text:s/><text:span text:style-name="T40">И</text:span><text:s/>try<text:s/><text:span text:style-name="T41">с</text:span><text:s/><text:span text:style-name="T42">присваиванием</text:span>:<text:s/>try(SomeClass<text:s/>obj<text:s/>=<text:s/>new<text:s/>SomeClass)-catch-finally.<text:span text:style-name="T43">В</text:span><text:s/><text:span text:style-name="T44">данном</text:span><text:s/><text:span text:style-name="T45">случае</text:span><text:s/><text:span text:style-name="T46">ошибка</text:span><text:s/><text:span text:style-name="T47">при</text:span><text:s/><text:span text:style-name="T48">конструировании</text:span><text:s/><text:span text:style-name="T49">пробросится</text:span><text:s/><text:span text:style-name="T50">в</text:span><text:s/>catch.</text:p>
          </table:table-cell>
        </table:table-row>
        <table:table-row table:style-name="TableRow51">
          <table:table-cell table:style-name="TableCell52">
            <text:p text:style-name="TableContents"><text:span text:style-name="T53">Какие есть стандартные реализации интерфейса<text:s/></text:span>List<text:span text:style-name="T54"><text:s/></text:span><text:span text:style-name="T55">и в каких ситуациях их нужно использовать?</text:span></text:p>
          </table:table-cell>
          <table:table-cell table:style-name="TableCell56">
            <text:p text:style-name="TableContents"><text:span text:style-name="T57">Плюсы и минусы по скорости:<text:s/></text:span><text:span text:style-name="T58"><text:line-break/></text:span>ArrayList<text:span text:style-name="T59">: +</text:span>get<text:span text:style-name="T60">, -</text:span>remove</text:p>
            <text:p text:style-name="TableContents">LinkedList:<text:s/><text:span text:style-name="T61"><text:s/></text:span>+remove, -get</text:p>
          </table:table-cell>
        </table:table-row>
        <table:table-row table:style-name="TableRow62">
          <table:table-cell table:style-name="TableCell63">
            <text:p text:style-name="P64">В чём основная идея стримов из пакета java.util.stream?</text:p>
          </table:table-cell>
          <table:table-cell table:style-name="TableCell65">
            <text:p text:style-name="P66">Функциональный стиль программирования.</text:p>
          </table:table-cell>
        </table:table-row>
        <table:table-row table:style-name="TableRow67">
          <table:table-cell table:style-name="TableCell68" table:number-columns-spanned="2">
            <text:p text:style-name="P69">Разное</text:p>
          </table:table-cell>
          <table:covered-table-cell/>
        </table:table-row>
        <table:table-row table:style-name="TableRow70">
          <table:table-cell table:style-name="TableCell71">
            <text:p text:style-name="P72">Каким критериям должна удовлетворять «хорошая» хэш-функция?</text:p>
          </table:table-cell>
          <table:table-cell table:style-name="TableCell73">
            <text:p text:style-name="P74">Скорость,<text:s/>минимизация коллизий, хорошее распределение (лучшее) значений.</text:p>
          </table:table-cell>
        </table:table-row>
        <table:table-row table:style-name="TableRow75">
          <table:table-cell table:style-name="TableCell76">
            <text:p text:style-name="TableContents"><text:span text:style-name="T77">В чём причина популярности и широкого распространения кодировки<text:s/></text:span>UTF<text:span text:style-name="T78">-8?</text:span></text:p>
          </table:table-cell>
          <table:table-cell table:style-name="TableCell79">
            <text:p text:style-name="TableContents"><text:span text:style-name="T80">Обратная совместимость с<text:s/></text:span>ASCII<text:span text:style-name="T81">.<text:s/></text:span><text:span text:style-name="T82">Символы</text:span><text:span text:style-name="T83"><text:s/></text:span><text:span text:style-name="T84">из<text:s/></text:span>ASCII<text:span text:style-name="T85"><text:s/></text:span><text:span text:style-name="T86">таблицы<text:s/></text:span>UTF<text:span text:style-name="T87">-8<text:s/></text:span><text:span text:style-name="T88">кодируются одним байтом</text:span></text:p>
          </table:table-cell>
        </table:table-row>
        <table:table-row table:style-name="TableRow89">
          <table:table-cell table:style-name="TableCell90">
            <text:p text:style-name="TableContents"><text:span text:style-name="T91">Сравните форматы<text:s/></text:span>XML<text:span text:style-name="T92"><text:s/></text:span><text:span text:style-name="T93">и<text:s/></text:span>JSON<text:span text:style-name="T94">.<text:s/></text:span><text:span text:style-name="T95">Когда какой использовать?</text:span></text:p>
          </table:table-cell>
          <table:table-cell table:style-name="TableCell96">
            <text:p text:style-name="TableContents">JSON<text:span text:style-name="T97"><text:s/></text:span><text:span text:style-name="T98">проще использовать на клиентской части, особенно в<text:s/></text:span>JS<text:span text:style-name="T99">.<text:s/></text:span>JS<text:span text:style-name="T100"><text:s/>«из коробки»</text:span><text:span text:style-name="T101"><text:s/></text:span><text:span text:style-name="T102">есть объект<text:s/></text:span>JSON<text:span text:style-name="T103">, который позволяет быстро сериализовать объекты и десериализовать.</text:span><text:span text:style-name="T104"><text:s/></text:span>XML<text:span text:style-name="T105"><text:s/></text:span><text:span text:style-name="T106">удобно использовать для<text:s/></text:span><text:span text:style-name="T107">конфигурирования</text:span><text:span text:style-name="T108"><text:s/>приложения</text:span><text:span text:style-name="T109">, т.к. в нем легче проследить иерархию, и в<text:s/></text:span>Java<text:span text:style-name="T110"><text:s/></text:span>XML<text:span text:style-name="T111"><text:s/></text:span><text:span text:style-name="T112">поддерживается «из коробки».</text:span></text:p>
          </table:table-cell>
        </table:table-row>
        <table:table-row table:style-name="TableRow113">
          <table:table-cell table:style-name="TableCell114">
            <text:p text:style-name="TableContents"><text:span text:style-name="T115">Опишите что будет происходить «под капотом» после ввода адреса<text:s/></text:span><text:span text:style-name="T116">сайта в браузере и нажатия<text:s/></text:span>Enter<text:span text:style-name="T117">?</text:span></text:p>
          </table:table-cell>
          <table:table-cell table:style-name="TableCell118">
            <text:p text:style-name="TableContents"><text:span text:style-name="T119">Если введено доменное имя, то произойдет запрос к<text:s/></text:span>DNS<text:span text:style-name="T120"><text:s/></text:span><text:span text:style-name="T121">кэшу на локальной машине. Если в</text:span><text:span text:style-name="T122"><text:s/></text:span><text:span text:style-name="T123">кэше отсутствует запись, то, скорее всего, средствами ОС произойдет обращение к<text:s/></text:span>DNS<text:span text:style-name="T124"><text:s/></text:span><text:span text:style-name="T125">серверам. Если на<text:s/></text:span>DNS<text:span text:style-name="T126"><text:s/></text:span><text:span text:style-name="T127">серверах не будет найдено записи, то будет получена соответствующая ошибка и в браузере откроется<text:s/></text:span><text:soft-page-break/><text:span text:style-name="T128">локальная страница-заглушка на этот случай.<text:s/></text:span><text:span text:style-name="T129"><text:line-break/>Далее, для<text:s/></text:span>http<text:span text:style-name="T130"><text:s/></text:span><text:span text:style-name="T131">стандартный порт – 80,<text:s/></text:span>https<text:span text:style-name="T132"><text:s/>– 443</text:span><text:span text:style-name="T133">. Формируется<text:s/></text:span>get<text:span text:style-name="T134">-</text:span><text:span text:style-name="T135">запрос на этот порт. Средствами операционной системы запрос отправляется на маршрутизатор, и дальше в «лес». Из «леса» запрос маршрутизируется на конечный<text:s/></text:span>ip<text:span text:style-name="T136">-</text:span><text:span text:style-name="T137">адрес, то есть на указанный адрес сервера. Если на данном адресе на данном порту есть «слушатель» на стороне сервера, то <text:s/></text:span><text:span text:style-name="T138">е</text:span><text:span text:style-name="T139">сли<text:s/></text:span><text:span text:style-name="T140">сервер</text:span><text:span text:style-name="T141"><text:s/>ответили «ОК», или же любой «200»-ый ответ, то из тела ответа берутся данные</text:span><text:span text:style-name="T142">, которые и будут телом страницы, которое будет потом разбираться браузером на<text:s/></text:span>JS<text:span text:style-name="T143">,</text:span>HTML<text:span text:style-name="T144">,</text:span>CSS<text:span text:style-name="T145">,<text:s/></text:span>WebAsm<text:span text:style-name="T146">.<text:s/></text:span></text:p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gavolos</dc:creator>
    <meta:creation-date>2017-10-20T23:40:00Z</meta:creation-date>
    <dc:date>2020-12-29T17:26:00Z</dc:date>
    <meta:template xlink:href="Normal.dotm" xlink:type="simple"/>
    <meta:editing-cycles>4</meta:editing-cycles>
    <meta:editing-duration>PT5760S</meta:editing-duration>
    <meta:document-statistic meta:page-count="2" meta:paragraph-count="5" meta:word-count="413" meta:character-count="2766" meta:row-count="19" meta:non-whitespace-character-count="2358"/>
  </office:meta>
</office:document-meta>
</file>